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6">
      <style:paragraph-properties fo:text-align="start" style:justify-single-word="false"/>
      <style:text-properties officeooo:paragraph-rsid="00a553fe"/>
    </style:style>
    <style:style style:name="P2" style:family="paragraph" style:parent-style-name="Standard">
      <style:paragraph-properties fo:text-align="start" style:justify-single-word="false"/>
      <style:text-properties fo:font-style="normal" officeooo:rsid="00a71f20" officeooo:paragraph-rsid="00a71f20" style:font-style-asian="normal" style:font-style-complex="normal"/>
    </style:style>
    <style:style style:name="P3" style:family="paragraph" style:parent-style-name="Standard" style:list-style-name="L7">
      <style:paragraph-properties fo:text-align="start" style:justify-single-word="false"/>
      <style:text-properties fo:font-style="normal" officeooo:rsid="00a89b16" officeooo:paragraph-rsid="00a89b16" style:font-style-asian="normal" style:font-style-complex="normal"/>
    </style:style>
    <style:style style:name="P4" style:family="paragraph" style:parent-style-name="Standard">
      <style:paragraph-properties fo:text-align="start" style:justify-single-word="false"/>
      <style:text-properties fo:font-style="normal" officeooo:rsid="00a90a39" officeooo:paragraph-rsid="00a90a39" style:font-style-asian="normal" style:font-style-complex="normal"/>
    </style:style>
    <style:style style:name="P5" style:family="paragraph" style:parent-style-name="Standard">
      <style:paragraph-properties fo:text-align="start" style:justify-single-word="false"/>
      <style:text-properties fo:font-style="normal" officeooo:rsid="00aa8303" officeooo:paragraph-rsid="00aa8303" style:font-style-asian="normal" style:font-style-complex="normal"/>
    </style:style>
    <style:style style:name="P6" style:family="paragraph" style:parent-style-name="Standard">
      <style:paragraph-properties fo:text-align="start" style:justify-single-word="false"/>
      <style:text-properties fo:font-style="normal" officeooo:rsid="00ab0f25" officeooo:paragraph-rsid="00ab0f25" style:font-style-asian="normal" style:font-style-complex="normal"/>
    </style:style>
    <style:style style:name="P7" style:family="paragraph" style:parent-style-name="Standard">
      <style:paragraph-properties fo:text-align="start" style:justify-single-word="false"/>
      <style:text-properties fo:font-style="normal" fo:font-weight="bold" officeooo:rsid="00aca9e1" officeooo:paragraph-rsid="00aca9e1"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b21fc5" officeooo:paragraph-rsid="00b21fc5"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b28718" officeooo:paragraph-rsid="00b28718"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b374ed" officeooo:paragraph-rsid="00b374e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bold" officeooo:rsid="00b3c1db" officeooo:paragraph-rsid="00b3c1db"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officeooo:rsid="00b59afc" officeooo:paragraph-rsid="00b59afc"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bold" officeooo:rsid="00b5fec4" officeooo:paragraph-rsid="00b5fec4" style:font-style-asian="normal" style:font-weight-asian="bold" style:font-style-complex="normal" style:font-weight-complex="bold"/>
    </style:style>
    <style:style style:name="P14" style:family="paragraph" style:parent-style-name="Standard" style:list-style-name="L8">
      <style:paragraph-properties fo:text-align="start" style:justify-single-word="false"/>
      <style:text-properties fo:font-style="normal" fo:font-weight="bold" officeooo:rsid="00b6bcda" officeooo:paragraph-rsid="00b6bcda" style:font-style-asian="normal" style:font-weight-asian="bold" style:font-style-complex="normal" style:font-weight-complex="bold"/>
    </style:style>
    <style:style style:name="P15" style:family="paragraph" style:parent-style-name="Standard" style:list-style-name="L8">
      <style:paragraph-properties fo:text-align="start" style:justify-single-word="false"/>
      <style:text-properties fo:font-style="normal" fo:font-weight="bold" officeooo:rsid="00b8afcc" officeooo:paragraph-rsid="00b8afcc"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Liberation Mono" fo:font-size="18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7" style:family="paragraph" style:parent-style-name="Standard">
      <style:paragraph-properties fo:text-align="start" style:justify-single-word="false"/>
      <style:text-properties style:font-name="Liberation Mono" fo:font-size="14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8" style:family="paragraph" style:parent-style-name="Standard">
      <style:paragraph-properties fo:text-align="start" style:justify-single-word="false"/>
      <style:text-properties style:font-name="Liberation Mono" fo:font-size="14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9" style:family="paragraph" style:parent-style-name="Standard">
      <style:paragraph-properties fo:text-align="start" style:justify-single-word="false"/>
      <style:text-properties style:font-name="Liberation Mono" fo:font-size="14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20" style:family="paragraph" style:parent-style-name="Standard">
      <style:paragraph-properties fo:text-align="start" style:justify-single-word="false"/>
      <style:text-properties style:font-name="Liberation Mono" fo:font-size="14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Mono" fo:font-size="14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Mono" fo:font-size="14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Mono" fo:font-size="14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Mono" fo:font-size="12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Liberation Mono" fo:font-size="12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Liberation Mono" fo:font-size="12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Liberation Mono" fo:font-size="12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Liberation Mono" fo:font-size="12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Liberation Mono"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list-style-name="L1">
      <style:paragraph-properties fo:text-align="start" style:justify-single-word="false"/>
      <style:text-properties style:font-name="Liberation Mono" fo:font-size="12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Liberation Mono" fo:font-size="12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Liberation Mono" fo:font-size="12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Liberation Mono" fo:font-size="12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style:font-name="Liberation Mono" fo:font-size="12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style:font-name="Liberation Mono" fo:font-size="12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style:font-name="Liberation Mono" fo:font-size="12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style:font-name="Liberation Mono" fo:font-size="12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start" style:justify-single-word="false"/>
      <style:text-properties style:font-name="Liberation Mono" fo:font-size="12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style:font-name="Liberation Mono" fo:font-size="12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style:font-name="Liberation Mono" fo:font-size="12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style:font-name="Liberation Mono" fo:font-size="12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style:font-name="Liberation Mono" fo:font-size="12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Mono" fo:font-size="12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Mono" fo:font-size="12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Mono" fo:font-size="12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Mono" fo:font-size="12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Mono" fo:font-size="12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Mono" fo:font-size="12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Mono" fo:font-size="12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Mono" fo:font-size="12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Mono" fo:font-size="12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Mono" fo:font-size="12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Mono" fo:font-size="12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Mono" fo:font-size="12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Mono" fo:font-size="12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Mono" fo:font-size="12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Mono" fo:font-size="12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Mono"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list-style-name="L2">
      <style:paragraph-properties fo:text-align="start" style:justify-single-word="false"/>
      <style:text-properties style:font-name="Liberation Mono" fo:font-size="12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Mono" fo:font-size="12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Mono"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list-style-name="L3">
      <style:paragraph-properties fo:text-align="start" style:justify-single-word="false"/>
      <style:text-properties style:font-name="Liberation Mono" fo:font-size="12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Mono" fo:font-size="12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4">
      <style:paragraph-properties fo:text-align="start" style:justify-single-word="false"/>
      <style:text-properties style:font-name="Liberation Mono" fo:font-size="12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Mono" fo:font-size="12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Mono" fo:font-size="12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4">
      <style:paragraph-properties fo:text-align="start" style:justify-single-word="false"/>
      <style:text-properties style:font-name="Liberation Mono" fo:font-size="12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68" style:family="paragraph" style:parent-style-name="Standard" style:list-style-name="L4">
      <style:paragraph-properties fo:text-align="start" style:justify-single-word="false"/>
      <style:text-properties style:font-name="Liberation Mono" fo:font-size="12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69" style:family="paragraph" style:parent-style-name="Standard">
      <style:paragraph-properties fo:text-align="start" style:justify-single-word="false"/>
      <style:text-properties style:font-name="Liberation Mono" fo:font-size="12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70" style:family="paragraph" style:parent-style-name="Standard">
      <style:paragraph-properties fo:text-align="start" style:justify-single-word="false"/>
      <style:text-properties style:font-name="Liberation Mono" fo:font-size="12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71" style:family="paragraph" style:parent-style-name="Standard">
      <style:paragraph-properties fo:text-align="start" style:justify-single-word="false"/>
      <style:text-properties style:font-name="Liberation Mono" fo:font-size="12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72" style:family="paragraph" style:parent-style-name="Standard">
      <style:paragraph-properties fo:text-align="start" style:justify-single-word="false"/>
      <style:text-properties style:font-name="Liberation Mono" fo:font-size="12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73" style:family="paragraph" style:parent-style-name="Standard">
      <style:paragraph-properties fo:text-align="start" style:justify-single-word="false"/>
      <style:text-properties style:font-name="Liberation Mono" fo:font-size="12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74" style:family="paragraph" style:parent-style-name="Standard">
      <style:paragraph-properties fo:text-align="start" style:justify-single-word="false"/>
      <style:text-properties style:font-name="Liberation Mono" fo:font-size="12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75" style:family="paragraph" style:parent-style-name="Standard">
      <style:paragraph-properties fo:text-align="start" style:justify-single-word="false"/>
      <style:text-properties style:font-name="Liberation Mono" fo:font-size="12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76" style:family="paragraph" style:parent-style-name="Standard">
      <style:paragraph-properties fo:text-align="start" style:justify-single-word="false"/>
      <style:text-properties style:font-name="Liberation Mono" fo:font-size="12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77" style:family="paragraph" style:parent-style-name="Standard">
      <style:paragraph-properties fo:text-align="start" style:justify-single-word="false"/>
      <style:text-properties style:font-name="Liberation Mono" fo:font-size="12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78" style:family="paragraph" style:parent-style-name="Standard">
      <style:paragraph-properties fo:text-align="start" style:justify-single-word="false"/>
      <style:text-properties style:font-name="Liberation Mono" fo:font-size="12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79" style:family="paragraph" style:parent-style-name="Standard">
      <style:paragraph-properties fo:text-align="start" style:justify-single-word="false"/>
      <style:text-properties style:font-name="Liberation Mono" fo:font-size="12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Mono" fo:font-size="12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Mono" fo:font-size="12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Mono" fo:font-size="12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Mono" fo:font-size="12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Mono" fo:font-size="12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Mono" fo:font-size="12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Mono" fo:font-size="12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Mono" fo:font-size="12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Mono" fo:font-size="12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Mono" fo:font-size="12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Mono" fo:font-size="12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Mono" fo:font-size="12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Mono" fo:font-size="12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Mono" fo:font-size="12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Mono" fo:font-size="12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Mono" fo:font-size="12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Mono" fo:font-size="12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Mono" fo:font-size="12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Mono"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list-style-name="L5">
      <style:paragraph-properties fo:text-align="start" style:justify-single-word="false"/>
      <style:text-properties style:font-name="Liberation Mono" fo:font-size="12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Mono" fo:font-size="12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Mono" fo:font-size="12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Mono" fo:font-size="12pt" fo:language="zxx" fo:country="none" fo:font-style="normal" fo:font-weight="normal" officeooo:rsid="009c20a1"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Mono" fo:font-size="12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officeooo:rsid="00a1047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655cf0" style:font-style-asian="italic" style:font-weight-asian="normal" style:font-style-complex="italic" style:font-weight-complex="normal"/>
    </style:style>
    <style:style style:name="T20" style:family="text">
      <style:text-properties fo:font-style="italic" fo:font-weight="normal" officeooo:rsid="0066ec1f" style:font-style-asian="italic" style:font-weight-asian="normal" style:font-style-complex="italic" style:font-weight-complex="normal"/>
    </style:style>
    <style:style style:name="T21" style:family="text">
      <style:text-properties fo:font-style="italic" fo:font-weight="normal" officeooo:rsid="007023d3"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04a0c2f" style:font-weight-asian="bold" style:font-weight-complex="bold"/>
    </style:style>
    <style:style style:name="T24" style:family="text">
      <style:text-properties fo:font-weight="bold" officeooo:rsid="00840837" style:font-weight-asian="bold" style:font-weight-complex="bold"/>
    </style:style>
    <style:style style:name="T25" style:family="text">
      <style:text-properties fo:font-weight="bold" officeooo:rsid="00933ad5" style:font-weight-asian="bold" style:font-weight-complex="bold"/>
    </style:style>
    <style:style style:name="T26" style:family="text">
      <style:text-properties fo:font-weight="bold" officeooo:rsid="009614f3" style:font-weight-asian="bold" style:font-weight-complex="bold"/>
    </style:style>
    <style:style style:name="T27" style:family="text">
      <style:text-properties officeooo:rsid="003de343"/>
    </style:style>
    <style:style style:name="T28" style:family="text">
      <style:text-properties officeooo:rsid="003f0581"/>
    </style:style>
    <style:style style:name="T29" style:family="text">
      <style:text-properties officeooo:rsid="004616c7"/>
    </style:style>
    <style:style style:name="T30" style:family="text">
      <style:text-properties officeooo:rsid="004877b1"/>
    </style:style>
    <style:style style:name="T31" style:family="text">
      <style:text-properties officeooo:rsid="00490f9f"/>
    </style:style>
    <style:style style:name="T32" style:family="text">
      <style:text-properties officeooo:rsid="004a0c2f"/>
    </style:style>
    <style:style style:name="T33" style:family="text">
      <style:text-properties officeooo:rsid="004e0117"/>
    </style:style>
    <style:style style:name="T34" style:family="text">
      <style:text-properties officeooo:rsid="004ff10d"/>
    </style:style>
    <style:style style:name="T35" style:family="text">
      <style:text-properties fo:font-style="normal" style:font-style-asian="normal" style:font-style-complex="normal"/>
    </style:style>
    <style:style style:name="T36" style:family="text">
      <style:text-properties fo:font-style="normal" officeooo:rsid="004ff10d"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61702b" style:font-style-asian="normal" style:font-weight-asian="normal" style:font-style-complex="normal" style:font-weight-complex="normal"/>
    </style:style>
    <style:style style:name="T39" style:family="text">
      <style:text-properties fo:font-style="normal" fo:font-weight="normal" officeooo:rsid="00655cf0" style:font-style-asian="normal" style:font-weight-asian="normal" style:font-style-complex="normal" style:font-weight-complex="normal"/>
    </style:style>
    <style:style style:name="T40" style:family="text">
      <style:text-properties fo:font-style="normal" fo:font-weight="normal" officeooo:rsid="0066ec1f" style:font-style-asian="normal" style:font-weight-asian="normal" style:font-style-complex="normal" style:font-weight-complex="normal"/>
    </style:style>
    <style:style style:name="T41" style:family="text">
      <style:text-properties fo:font-style="normal" fo:font-weight="normal" officeooo:rsid="006ad9a1" style:font-style-asian="normal" style:font-weight-asian="normal" style:font-style-complex="normal" style:font-weight-complex="normal"/>
    </style:style>
    <style:style style:name="T42" style:family="text">
      <style:text-properties fo:font-style="normal" fo:font-weight="normal" officeooo:rsid="006d1df4" style:font-style-asian="normal" style:font-weight-asian="normal" style:font-style-complex="normal" style:font-weight-complex="normal"/>
    </style:style>
    <style:style style:name="T43" style:family="text">
      <style:text-properties fo:font-style="normal" fo:font-weight="normal" officeooo:rsid="006ee908" style:font-style-asian="normal" style:font-weight-asian="normal" style:font-style-complex="normal" style:font-weight-complex="normal"/>
    </style:style>
    <style:style style:name="T44" style:family="text">
      <style:text-properties fo:font-style="normal" fo:font-weight="normal" officeooo:rsid="007023d3" style:font-style-asian="normal" style:font-weight-asian="normal" style:font-style-complex="normal" style:font-weight-complex="normal"/>
    </style:style>
    <style:style style:name="T45" style:family="text">
      <style:text-properties fo:font-style="normal" fo:font-weight="normal" officeooo:rsid="007222d4" style:font-style-asian="normal" style:font-weight-asian="normal" style:font-style-complex="normal" style:font-weight-complex="normal"/>
    </style:style>
    <style:style style:name="T46" style:family="text">
      <style:text-properties fo:font-style="normal" fo:font-weight="normal" officeooo:rsid="0073b5e8" style:font-style-asian="normal" style:font-weight-asian="normal" style:font-style-complex="normal" style:font-weight-complex="normal"/>
    </style:style>
    <style:style style:name="T47" style:family="text">
      <style:text-properties officeooo:rsid="00552791"/>
    </style:style>
    <style:style style:name="T48" style:family="text">
      <style:text-properties officeooo:rsid="00589158"/>
    </style:style>
    <style:style style:name="T49" style:family="text">
      <style:text-properties fo:font-weight="normal" style:font-weight-asian="normal" style:font-weight-complex="normal"/>
    </style:style>
    <style:style style:name="T50" style:family="text">
      <style:text-properties officeooo:rsid="005c7e6d"/>
    </style:style>
    <style:style style:name="T51" style:family="text">
      <style:text-properties officeooo:rsid="007b65a8"/>
    </style:style>
    <style:style style:name="T52" style:family="text">
      <style:text-properties officeooo:rsid="007be963"/>
    </style:style>
    <style:style style:name="T53" style:family="text">
      <style:text-properties officeooo:rsid="007d1d78"/>
    </style:style>
    <style:style style:name="T54" style:family="text">
      <style:text-properties officeooo:rsid="007eec5e"/>
    </style:style>
    <style:style style:name="T55" style:family="text">
      <style:text-properties officeooo:rsid="00807f4b"/>
    </style:style>
    <style:style style:name="T56" style:family="text">
      <style:text-properties officeooo:rsid="00825419"/>
    </style:style>
    <style:style style:name="T57" style:family="text">
      <style:text-properties officeooo:rsid="00832a85"/>
    </style:style>
    <style:style style:name="T58" style:family="text">
      <style:text-properties officeooo:rsid="00840837"/>
    </style:style>
    <style:style style:name="T59" style:family="text">
      <style:text-properties officeooo:rsid="00847013"/>
    </style:style>
    <style:style style:name="T60" style:family="text">
      <style:text-properties officeooo:rsid="00882a4b"/>
    </style:style>
    <style:style style:name="T61" style:family="text">
      <style:text-properties officeooo:rsid="008bdf64"/>
    </style:style>
    <style:style style:name="T62" style:family="text">
      <style:text-properties officeooo:rsid="008f7ef5"/>
    </style:style>
    <style:style style:name="T63" style:family="text">
      <style:text-properties officeooo:rsid="0090278e"/>
    </style:style>
    <style:style style:name="T64" style:family="text">
      <style:text-properties officeooo:rsid="00933ad5"/>
    </style:style>
    <style:style style:name="T65" style:family="text">
      <style:text-properties officeooo:rsid="00945df0"/>
    </style:style>
    <style:style style:name="T66" style:family="text">
      <style:text-properties officeooo:rsid="009614f3"/>
    </style:style>
    <style:style style:name="T67" style:family="text">
      <style:text-properties officeooo:rsid="0096fca9"/>
    </style:style>
    <style:style style:name="T68" style:family="text">
      <style:text-properties officeooo:rsid="009891f2"/>
    </style:style>
    <style:style style:name="T69" style:family="text">
      <style:text-properties officeooo:rsid="009bf8c7"/>
    </style:style>
    <style:style style:name="T70" style:family="text">
      <style:text-properties officeooo:rsid="009f613d"/>
    </style:style>
    <style:style style:name="T71" style:family="text">
      <style:text-properties officeooo:rsid="00a10479"/>
    </style:style>
    <style:style style:name="T72" style:family="text">
      <style:text-properties officeooo:rsid="00a18c33"/>
    </style:style>
    <style:style style:name="T73" style:family="text">
      <style:text-properties officeooo:rsid="00a34640"/>
    </style:style>
    <style:style style:name="T74" style:family="text">
      <style:text-properties style:font-name="Liberation Mono" fo:font-size="12pt" fo:language="zxx" fo:country="none" fo:font-style="normal" fo:font-weight="normal" officeooo:rsid="00a3e5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5" style:family="text">
      <style:text-properties style:font-name="Liberation Mono" fo:font-size="12pt" fo:language="zxx" fo:country="none" fo:font-style="normal" fo:font-weight="normal" officeooo: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6" style:family="text">
      <style:text-properties style:font-name="Liberation Mono"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7" style:family="text">
      <style:text-properties style:font-name="Liberation Mono" fo:font-size="12pt" fo:language="zxx" fo:country="none" fo:font-style="italic" fo:font-weight="normal" officeooo:rsid="00a3e56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8" style:family="text">
      <style:text-properties style:font-name="Liberation Mono" fo:font-size="12pt" fo:language="zxx" fo:country="none" fo:font-style="italic" fo:font-weight="normal" officeooo:rsid="00a553f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9" style:family="text">
      <style:text-properties style:font-name="Liberation Mono" fo:font-size="12pt" fo:language="zxx" fo:country="none" fo:font-style="italic" fo:font-weight="normal" officeooo:rsid="00ad7f6c"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0" style:family="text">
      <style:text-properties style:font-name="Liberation Mono" fo:font-size="12pt" fo:language="zxx" fo:country="none" fo:font-style="italic" fo:font-weight="normal" officeooo:rsid="00adff51"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1" style:family="text">
      <style:text-properties style:font-name="Liberation Mono" fo:font-size="12pt" fo:language="zxx" fo:country="none" fo:font-style="italic" fo:font-weight="normal" officeooo:rsid="00af8da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2" style:family="text">
      <style:text-properties style:font-name="Liberation Mono"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83" style:family="text">
      <style:text-properties style:font-name="Liberation Mono" fo:font-size="12pt" fo:language="zxx" fo:country="none" fo:font-weight="normal" officeooo:rsid="00a553fe" style:font-size-asian="10.5pt" style:language-asian="zxx" style:country-asian="none" style:font-weight-asian="normal" style:font-size-complex="12pt" style:language-complex="zxx" style:country-complex="none" style:font-weight-complex="normal"/>
    </style:style>
    <style:style style:name="T84" style:family="text">
      <style:text-properties style:font-name="Liberation Mono" fo:font-size="12pt" fo:language="zxx" fo:country="none" fo:font-weight="normal" officeooo:rsid="00ad7f6c" style:font-size-asian="10.5pt" style:language-asian="zxx" style:country-asian="none" style:font-weight-asian="normal" style:font-size-complex="12pt" style:language-complex="zxx" style:country-complex="none" style:font-weight-complex="normal"/>
    </style:style>
    <style:style style:name="T85" style:family="text">
      <style:text-properties style:font-name="Liberation Mono" fo:font-size="12pt" fo:language="zxx" fo:country="none" fo:font-weight="normal" officeooo:rsid="00af8da5" style:font-size-asian="10.5pt" style:language-asian="zxx" style:country-asian="none" style:font-weight-asian="normal" style:font-size-complex="12pt" style:language-complex="zxx" style:country-complex="none" style:font-weight-complex="normal"/>
    </style:style>
    <style:style style:name="T86" style:family="text">
      <style:text-properties style:font-name="Liberation Mono" fo:font-size="12pt" fo:language="zxx" fo:country="none" fo:font-weight="normal" officeooo:rsid="00b123c3" style:font-size-asian="10.5pt" style:language-asian="zxx" style:country-asian="none" style:font-weight-asian="normal" style:font-size-complex="12pt" style:language-complex="zxx" style:country-complex="none" style:font-weight-complex="normal"/>
    </style:style>
    <style:style style:name="T87" style:family="text">
      <style:text-properties style:font-name="Liberation Mono" fo:font-size="12pt" fo:language="zxx" fo:country="none" fo:font-weight="normal" officeooo:rsid="00b6bcda" style:font-size-asian="10.5pt" style:language-asian="zxx" style:country-asian="none" style:font-weight-asian="normal" style:font-size-complex="12pt" style:language-complex="zxx" style:country-complex="none" style:font-weight-complex="normal"/>
    </style:style>
    <style:style style:name="T88" style:family="text">
      <style:text-properties style:font-name="Liberation Mono" fo:font-size="12pt" fo:language="zxx" fo:country="none" fo:font-weight="normal" officeooo:rsid="00b8cfea" style:font-size-asian="10.5pt" style:language-asian="zxx" style:country-asian="none" style:font-weight-asian="normal" style:font-size-complex="12pt" style:language-complex="zxx" style:country-complex="none" style:font-weight-complex="normal"/>
    </style:style>
    <style:style style:name="T89" style:family="text">
      <style:text-properties style:font-name="Liberation Mono" fo:font-size="12pt" fo:language="zxx" fo:country="none" style:font-size-asian="10.5pt" style:language-asian="zxx" style:country-asian="none" style:font-size-complex="12pt" style:language-complex="zxx" style:country-complex="none"/>
    </style:style>
    <style:style style:name="T90" style:family="text">
      <style:text-properties style:font-name="Liberation Mono" fo:font-size="12pt" fo:language="zxx" fo:country="none" officeooo:rsid="00b123c3" style:font-size-asian="10.5pt" style:language-asian="zxx" style:country-asian="none" style:font-size-complex="12pt" style:language-complex="zxx" style:country-complex="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iassunto DataBase <text:span text:style-name="T1">slide 2023-24</text:span></text:p>
      <text:p text:style-name="P17">Lezione 01</text:p>
      <text:p text:style-name="P24">Le Basi di Dati sono una componente fondamentale della vita di tutti i giorni: molte delle nostre più banali attività ci portano ad interagire con qualche tipo di database.</text:p>
      <text:p text:style-name="P25">Un<text:span text:style-name="T11"> sistema organizzativo</text:span> è un insieme di risorse, cioè persone, materiali e informazioni, e di regole per lo svolgimento coordinato delle attività, cioè i processi, al fine di perseguire degli scopi.</text:p>
      <text:p text:style-name="P25">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26">Il <text:span text:style-name="T11">sistema informatico</text:span> è la porzione automatizzata del sistema informativo ed è quella che si occupa di gestire le informazioni tramite l'informatica.</text:p>
      <text:p text:style-name="P26"/>
      <text:p text:style-name="P26">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27">In generale, un <text:span text:style-name="T22">dato</text:span> è ciò che è immediatamente presente alla conoscenza, prima ancora di ogni elaborazione; in informatica, in particolare, è un elemento di informazione costituito da simboli che devono essere elaborati. <text:span text:style-name="T22">L'informazione</text:span> è una notizia, un dato o un elemento che consente di avere una conoscenza più o meno esatta di fatti, situazioni e modi di essere.</text:p>
      <text:p text:style-name="P28">Un database può avere qualsiasi dimensione e complessità: la rubrica tel<text:span text:style-name="T27">e</text:span>fonica personale, di media, ha poche centinaia di voci, mentre il database dei contribuenti di uno Stato e delle relative dichiarazioni dei redditi ha decine di milioni di voci.</text:p>
      <text:p text:style-name="P29"/>
      <text:p text:style-name="P29">Consideriamo come esempio di database quello dell'università.</text:p>
      <text:p text:style-name="P29">Organizziamo in 4 file:</text:p>
      <text:list xml:id="list3228469065" text:style-name="L1">
        <text:list-item>
          <text:p text:style-name="P30">STUDENTE, contiene i dati di ciascuno studente iscritto;</text:p>
        </text:list-item>
        <text:list-item>
          <text:p text:style-name="P30">CORSO, contiene i dati relativi a ciascun corso;</text:p>
        </text:list-item>
        <text:list-item>
          <text:p text:style-name="P30">PREREQUISITI, contiene i prerequisiti di ciascun corso;</text:p>
        </text:list-item>
        <text:list-item>
          <text:p text:style-name="P30">VOTAZIONE, contiene i voti riportati dagli studenti nei vari esami.</text:p>
        </text:list-item>
      </text:list>
      <text:p text:style-name="P29">Per definire il database occorre specificare la struttura dati dei record di ciascun file, cioè vanno specificati i campi, o data element, di ogni record ed il tipo di ognuno di essi.</text:p>
      <text:p text:style-name="P31">Un record del file STUDENTE contiene dati per rappresentare il nome dello studente, il numero di matricola e l'anno di iscrizione corrente, campi tutti definiti come stringhe di caratteri.</text:p>
      <text:p text:style-name="P32">Per costruire il database vanno memorizzati tutti i dati dei file, notando come ci siano delle correlazioni tra i record presenti. Manipolare il database significa interrogare ed aggiornare i dati.</text:p>
      <text:p text:style-name="P32"><text:soft-page-break/></text:p>
      <text:p text:style-name="P18">Lezione 02</text:p>
      <text:p text:style-name="P33">Un <text:span text:style-name="T11">DataBase Management System </text:span>(<text:span text:style-name="T22">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28">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34">È possibile evitare l'uso di DBMS general-purpose creando il proprio insieme di programmi per gestire i dati, ottenendo un DBMS<text:span text:style-name="T11"> special-purpose</text:span>.</text:p>
      <text:p text:style-name="P34"/>
      <text:p text:style-name="P35">Il database contiene, al di là dei dati, anche le definizioni degli stessi e le informazioni sulla definizione, dette <text:span text:style-name="T22">metadati</text:span>, vengono memorizzate nel catalogo di sistema, a cui accede il DBMS.</text:p>
      <text:p text:style-name="P36">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37"/>
      <text:p text:style-name="P37">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38">I DBMS devono garantire affidabilità per le basi di dati, le quali devono resistere a malfunzionamenti sia hardware che software e devono essere conservate a lungo termine.</text:p>
      <text:p text:style-name="P39">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40"/>
      <text:p text:style-name="P40">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41">Il DBMS quindi fornisce una gestione centralizzata dei dati, rende disponibili servizi integrati, riduce le ridondanze e le inconsistenze e presenta un minor accoppiamento tra programma e dati, il che favorisce sia lo sviluppo che la manutenzione dei <text:soft-page-break/>programmi. Ha come contro un costo elavato ed un overhead computazionale, cioè un'efficienza più bassa.</text:p>
      <text:p text:style-name="P41">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42"/>
      <text:p text:style-name="P42">Ciascun DBMS supporta un determinato <text:span text:style-name="T22">modello dei dati</text:span>, dunque occorre rappresentare i dati in modo conforme a tale modello: spetta al DBMS memorizzare in file tali dati, che saranno rappresentati su vari livelli di astrazione.</text:p>
      <text:p text:style-name="P43">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44">Un modello deve rappresentare una certa realtà, <text:span text:style-name="T29">fornendo </text:span>un insieme di strutture simboliche per <text:span text:style-name="T29">farlo e</text:span> nascondendo alcuni dettagli. <text:span text:style-name="T8">Deve inoltre fornire un insieme di costrutti utilizzati </text:span>per descrivere i dati e le strutture atte a memorizzarli, nascondendo alcuni dettagli <text:span text:style-name="T29">di memorizzazione</text:span>.</text:p>
      <text:p text:style-name="P45">Esistono due principali modelli di dati: i modelli <text:span text:style-name="T22">concettuali</text:span> ed i modelli <text:span text:style-name="T22">logici</text:span>.</text:p>
      <text:p text:style-name="P45">I concettuali permettono di rappresentare i dati in modo indipendente da ogni sistema poiché descrivono i concetti del mondo reale; <text:span text:style-name="T30">i</text:span>l più noto è il modello <text:span text:style-name="T11">Entity-Relationship (ER).</text:span></text:p>
      <text:p text:style-name="P46">Quelli logici sono <text:span text:style-name="T31">invece </text:span>adottati nei DBMS per l’organizzazione dei dati e sono utilizzati dai programmi. Sono indipendenti dalle strutture fisiche ed i principali sono quello relazionale, reticolare, gerarchico e ad oggetti.</text:p>
      <text:p text:style-name="P46"/>
      <text:p text:style-name="P47">In ogni database troviamo <text:span text:style-name="T22">schema</text:span>, che ne descrive la struttura e non cambia nel tempo, e<text:span text:style-name="T32">d </text:span><text:span text:style-name="T22">ista</text:span><text:span text:style-name="T23">n</text:span><text:span text:style-name="T22">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48"/>
      <text:p text:style-name="P48">Semplificandone la struttura, possiamo dire che il DBMS, che collega utente a database, sia composto da uno schema logico e da uno interno. Lo schema logico descrive la base di dati secondo <text:s/>il modello logico, ad esempio attraverso le tabelle, mentre lo schema interno, o fisico, è una rappresentazione dello schema logico per mezzo di strutture di memorizzazione quali file e record con puntatori.</text:p>
      <text:p text:style-name="P49">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50"><text:soft-page-break/>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33">i </text:span>risultati seguono un percorso inverso.</text:p>
      <text:p text:style-name="P50">Un mapping è un processo di trasformazione delle richieste e dei risultati.</text:p>
      <text:p text:style-name="P51"/>
      <text:p text:style-name="P51">Olt<text:span text:style-name="T33">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52">In caso di indipendenza logica, è possibile modificare, espandere e ridurre il database: in caso di modifiche, vanno cambiate soltanto le definizioni delle visite ed i mapping.</text:p>
      <text:p text:style-name="P53">Quando avviene un cambiamento nello schema fisico in una situazione di indipendenza, non è necessario cambiare lo schema logico se i dati non subiscono alterazioni.</text:p>
      <text:p text:style-name="P54">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54"/>
      <text:p text:style-name="P54">Un DBMS deve fornire ad ogni categoria di utenti interfacce e linguaggi adeguati per comunicare gli schemi di database progettati e per manipolare i dati.</text:p>
      <text:p text:style-name="P54">Nei DBMS dove non c’è una netta separazione tra livelli, progettisti <text:span text:style-name="T34">(</text:span><text:span text:style-name="T12">DB designers</text:span><text:span text:style-name="T34">) </text:span>e <text:span text:style-name="T34">amministratori (</text:span><text:span text:style-name="T12">DB Administrators</text:span><text:span text:style-name="T36">)</text:span> usano un linguaggio di definizione dati o <text:span text:style-name="T11">Data Definition Language</text:span> (<text:span text:style-name="T22">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55">Dove c'è invece una netta separazione tra i livelli si usa uno <text:span text:style-name="T11">Storage Definition Language</text:span> (<text:span text:style-name="T22">SDL</text:span>) per specificare lo schema interno, mentre si usa il DDL per specificare soltanto lo schema logico. I mapping tra i due schemi possono essere specificati in uno qualsiasi dei due linguaggi.</text:p>
      <text:p text:style-name="P55">Nelle architetture a 3 livelli viene usato un linguaggio di definizione viste o <text:span text:style-name="T11">View Definition Language </text:span>(<text:span text:style-name="T22">VDL</text:span>) per specificare le viste utente e i loro mapping sullo schema logico.</text:p>
      <text:p text:style-name="P55">Il DBMS fornisce un linguaggio di manipolazione dati o <text:span text:style-name="T11">Data Manipulation Language</text:span> (<text:span text:style-name="T22">DML</text:span>) per consentire agli utenti di manipolare i dati (cioè recuperare, inserire, cancellare ed aggiornare).</text:p>
      <text:p text:style-name="P56">Nei DBMS moderni si tende ad usare un unico linguaggio integrato che comprende tutti i costrutti necessari: un esempio è <text:span text:style-name="T22">SQL</text:span>.</text:p>
      <text:p text:style-name="P57"/>
      <text:p text:style-name="P57"><text:soft-page-break/>I DML <text:span text:style-name="T47">possono essere di alto livello (non procedurali)</text:span>, che consentono di specificare in maniera concisa operazioni complesse, <text:span text:style-name="T47">oppure di</text:span> basso livello <text:span text:style-name="T47">(</text:span>procedurali<text:span text:style-name="T47">)</text:span>, che vengono inglobati in linguaggi general-purpose e sono detti <text:span text:style-name="T11">record-at-a-time</text:span> perché in genere ritrovano record individuali nei database e li trattano separatamente.</text:p>
      <text:p text:style-name="P58">In molti DBMS gli statement DML di alto livello presentano le seguenti caratteristiche:</text:p>
      <text:list xml:id="list2094079530" text:style-name="L2">
        <text:list-item>
          <text:p text:style-name="P59">Possono essere specificati interattivamente da terminale;</text:p>
        </text:list-item>
        <text:list-item>
          <text:p text:style-name="P59">Possono essere inglobati in un linguaggio di programmazione general-purpose;</text:p>
        </text:list-item>
        <text:list-item>
          <text:p text:style-name="P59">Sono detti <text:span text:style-name="T11">set-at-a-time</text:span> o <text:span text:style-name="T11">set-oriented</text:span> perché possono specificare e ritrovare molti record in singolo statement DML;</text:p>
        </text:list-item>
        <text:list-item>
          <text:p text:style-name="P59">Sono detti dichiarativi perché una query di un DML high-level spesso specifica quale dato deve essere ritrovato piuttosto che come ritrovarlo.</text:p>
        </text:list-item>
      </text:list>
      <text:p text:style-name="P60">Quando il linguaggio DML viene inglobato in un linguaggio general-purpose viene detto <text:span text:style-name="T11">sublanguage</text:span>; in particolare se si tratta di uno di alto livello che viene usato solo in maniera interattiva si parla di <text:span text:style-name="T22">query language.</text:span></text:p>
      <text:p text:style-name="P60"/>
      <text:p text:style-name="P61">Le interfacce per i DBMS possono essere di varie tipologie:</text:p>
      <text:list xml:id="list385906262" text:style-name="L3">
        <text:list-item>
          <text:p text:style-name="P62"><text:span text:style-name="T48">l</text:span>e menu-based presentano all'utente delle liste di opzioni che lo guidano nella formulazione della sua richiesta: la query viene composta un passo alla volta;</text:p>
        </text:list-item>
        <text:list-item>
          <text:p text:style-name="P62"><text:span text:style-name="T48">q</text:span>uelle form-based visualizzano un form per ogni utente, il quale può riempire tutte o anche solo una parte delle entrate, <text:span text:style-name="T48">[</text:span>e sono in genere progettate e programmate per gli utenti naive, cioè quegli utenti "parametrici" che rappresentano una fetta considerevole di utenza<text:span text:style-name="T48">];</text:span></text:p>
        </text:list-item>
        <text:list-item>
          <text:p text:style-name="P62"><text:span text:style-name="T48">quelle apposite per i DBA, accessibili attraverso </text:span>comandi privilegiati.</text:p>
        </text:list-item>
      </text:list>
      <text:p text:style-name="P61"/>
      <text:p text:style-name="P19">Lezione 03</text:p>
      <text:p text:style-name="P63">La progettazione del database è una delle attività del processo di sviluppo dei sistemi informativi e va inquadrata in un contesto più generale, che è quello del <text:span text:style-name="T22">ciclo di vita </text:span>del sistema. <text:span text:style-name="T50">Esso è un insieme di attività svolte da analisti, progettisti e utenti nello sviluppo e nell'uso del sistema e viene rappresentato come un ciclo in quanto attività iterativa. Gli step in cui è suddiviso sono i seguenti:</text:span></text:p>
      <text:list xml:id="list3179878967" text:style-name="L4">
        <text:list-item>
          <text:p text:style-name="P64"><text:span text:style-name="T22">Studio di fattibilità</text:span>, in cui si analizzano le potenziali aree di applicazione, si effettuano studi di costi/benefici, si determina la complessità di dati e processi e si impostano le priorità tra le applicazioni;</text:p>
        </text:list-item>
        <text:list-item>
          <text:p text:style-name="P67">Raccolta e analisi dei requisiti<text:span text:style-name="T49">, che comprende una raccolta dettagliata dei requisiti con interviste ai potenziali utenti, in modo da definire le funzionalità del sistema;</text:span></text:p>
        </text:list-item>
        <text:list-item>
          <text:p text:style-name="P67">Progettazione<text:span text:style-name="T49"> di dati e funzioni;</text:span></text:p>
        </text:list-item>
        <text:list-item>
          <text:p text:style-name="P67">Realizzazione<text:span text:style-name="T49">, in cui si implementa il sistema informativo, si carica il database e si implementano e testano le transazioni;</text:span></text:p>
        </text:list-item>
        <text:list-item>
          <text:p text:style-name="P67"><text:soft-page-break/>Validazione e collaudo<text:span text:style-name="T49">, in cui si verifica che il sistema soddisfi i requisiti e le performance richieste.</text:span></text:p>
        </text:list-item>
        <text:list-item>
          <text:p text:style-name="P68">Funzionamento<text:span text:style-name="T49">, cioè la fase operativa, in cui si entra solo quando tutte le funzionalità sono state validate. Può essere preceduta da una fase di addestramento del personale al nuovo sistema ed è seguita dalla manutenzione, che può portare all'aggiunta di nuove funzionalità, che ripeteranno questo ciclo.</text:span></text:p>
        </text:list-item>
      </text:list>
      <text:p text:style-name="P65">La progettazione di un sistema informativo riguarda due aspetti: la progettazione dei dati e la progettazione delle applicazioni; va da sè che i dati hanno un ruolo centrale nel processo.</text:p>
      <text:p text:style-name="P66">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69"><text:span text:style-name="T49">Un modello di dati è un insieme di costruttori utilizzati per organizzare i dati di interesse e descriverne la dinamica: la loro componente fondamentale sono i </text:span><text:span text:style-name="T18">meccanismi di strutturazione</text:span><text:span text:style-name="T37">, che possono essere visti come i meccanismi che nei linguaggi di programmazione servono a creare nuovi tipi.</text:span></text:p>
      <text:p text:style-name="P79"/>
      <text:p text:style-name="P70"><text:span text:style-name="T37">Il </text:span><text:span text:style-name="T35">modello ER</text:span><text:span text:style-name="T37"> è il più diffuso modello concettuale </text:span><text:span text:style-name="T38">e presenta tra i suoi costrutti le entità, le relazioni, gli attributi, gli identificatori ecc.</text:span></text:p>
      <text:p text:style-name="P71"><text:span text:style-name="T37">Le </text:span><text:span text:style-name="T35">entità</text:span><text:span text:style-name="T37"> sono classi di oggetti dell'applicazione di interesse che hanno proprietà comuni ed un'esistenza "autonoma".</text:span></text:p>
      <text:p text:style-name="P71"><text:span text:style-name="T37">Le </text:span><text:span text:style-name="T35">associazioni o Relationship</text:span><text:span text:style-name="T37"> sono legami logici tra due o più entità che sono rilevanti nell'applicazione di interesse.</text:span></text:p>
      <text:p text:style-name="P72"><text:span text:style-name="T37">Negli schemi sono prensenti soltanto le entità, non le singole </text:span><text:span text:style-name="T18">istanze</text:span><text:span text:style-name="T37"> o </text:span><text:span text:style-name="T18">occorrenze</text:span><text:span text:style-name="T37">, che sono gli elementi della classe.</text:span></text:p>
      <text:p text:style-name="P80">Nel dare nomi ad entità e relazioni vanno usati nomi espressivi e si deve tenere conto di alcune convenzioni, ad esempio nel caso dei primi è preferibile usare nomi al singolare, mentre nel caso dei secondi c'è anche da evitare di usare verbi.</text:p>
      <text:p text:style-name="P81">Una occorrenza di un'associazione n-aria è una n-upla di occorrenze di entità, una per ciascun entità coinvolta; inoltre non ci possono essere ripetizioni.</text:p>
      <text:p text:style-name="P73"><text:span text:style-name="T37">Un </text:span><text:span text:style-name="T35">attributo </text:span><text:span text:style-name="T37">è una proprietà elementare di un'entità o di un'associazione che associa ad ogni occorrenza di tale entità o relazione un valore appartenente al dominio dell'attributo stesso. </text:span><text:span text:style-name="T39">Gli attributi possono essere </text:span><text:span text:style-name="T19">composti </text:span><text:span text:style-name="T39">quando raggruppano attributi di una medesima entità o relazione che presentano una certa affinità.</text:span></text:p>
      <text:p text:style-name="P74"><text:span text:style-name="T39">L</text:span><text:span text:style-name="T37">a </text:span><text:span text:style-name="T35">cardinalità di associazione </text:span><text:span text:style-name="T37">è una coppia di valori associata ad ogni entità facente parte di un'associazione e specifica il numero minimo e massimo di occorrenze dell'associazione a cui ciascun occorrenza di una entità può partecipare. </text:span><text:span text:style-name="T40">Per semplicità vengono usati soltanto 0 (</text:span><text:span text:style-name="T20">opzionale</text:span><text:span text:style-name="T40">) e 1 (</text:span><text:span text:style-name="T20">obbligatoria</text:span><text:span text:style-name="T40">) per la minima e 1 ed N (</text:span><text:span text:style-name="T20">senza limite</text:span><text:span text:style-name="T40">) per la massima. Analizzando le massime, possiamo parlare di associazioni </text:span><text:span text:style-name="T20">uno a uno</text:span><text:span text:style-name="T40">, </text:span><text:span text:style-name="T20">uno a molti </text:span><text:span text:style-name="T40">e </text:span><text:span text:style-name="T20">molti a molti</text:span><text:span text:style-name="T40">.</text:span></text:p>
      <text:p text:style-name="P75"><text:soft-page-break/><text:span text:style-name="T40">L</text:span><text:span text:style-name="T37">a </text:span><text:span text:style-name="T35">cardinalità </text:span><text:span text:style-name="T37">può essere specificata anche per gli </text:span><text:span text:style-name="T35">attributi </text:span><text:span text:style-name="T37">e può indicare opzionalità, portando ad </text:span><text:span text:style-name="T18">attributi opzionali</text:span><text:span text:style-name="T37">, oppure indicare </text:span><text:span text:style-name="T18">attributi multivalore</text:span><text:span text:style-name="T37">.</text:span></text:p>
      <text:p text:style-name="P76"><text:span text:style-name="T37">Un </text:span><text:span text:style-name="T35">identificatore di un'entità </text:span><text:span text:style-name="T37">è uno "strumento" per l'identificazione univoca delle occorrenze di un'entità e può essere </text:span><text:span text:style-name="T18">interno</text:span><text:span text:style-name="T37">, se costituito da attributi dell'entità, oppure </text:span><text:span text:style-name="T18">esterno</text:span><text:span text:style-name="T37">, se sono necessarie anche le associazioni. </text:span><text:span text:style-name="T41">Ogni entità deve possedere almeno un identificatore e può averne molteplici, inoltre è possibile un'identificazione esterna solo quando l'entità partecipa all'associazione con cardinalità (1,1).</text:span></text:p>
      <text:p text:style-name="P77"><text:span text:style-name="T41">U</text:span><text:span text:style-name="T37">na </text:span><text:span text:style-name="T35">generalizzazione </text:span><text:span text:style-name="T37">mette in relazione una o più entità con una certa entità E, che le comprende come casi particolari: E sarà </text:span><text:span text:style-name="T18">generalizzazione</text:span><text:span text:style-name="T37"> di tali entità, mentre loro saranno </text:span><text:span text:style-name="T18">specializzazioni</text:span><text:span text:style-name="T37"> (o sottotipi) di E. </text:span><text:span text:style-name="T42">Ne viene che ogni proprietà di E è significativa per le figlie, </text:span><text:span text:style-name="T43">venendo ereditata e non rappresentata esplicitamente,</text:span><text:span text:style-name="T42"> ed ogni occorrenza di queste è un'occorrenza anche di E. </text:span><text:span text:style-name="T44">Una generalizzazione può essere </text:span><text:span text:style-name="T21">totale</text:span><text:span text:style-name="T44">, se ogni occorrenza dell'entità genitore è occorrenza di almeno una delle figlie, altrimenti è </text:span><text:span text:style-name="T21">parziale</text:span><text:span text:style-name="T44"> e può essere </text:span><text:span text:style-name="T21">esclusiva</text:span><text:span text:style-name="T44">, se ogni occorrenze dell'entità genitore è occorrenza al più di una delle entità figlie, altrimenti è </text:span><text:span text:style-name="T21">sovrapposta</text:span><text:span text:style-name="T44">. </text:span><text:span text:style-name="T45">Graficamente, quando rappresentiamo generalizzazioni esclusive, distinguiamo tra totali e parziali tramite il riempimento della freccia. </text:span><text:span text:style-name="T46">Possono esistere gerarchie a più livelli e generalizzazioni multiple a più livelli ed è possibile che un'entità faccia parte di più gerarchie.</text:span></text:p>
      <text:p text:style-name="P78"><text:span text:style-name="T46">A</text:span><text:span text:style-name="T37">gli schemi concettuali vanno annessi i dizionari dei dati per le entità e per le associazioni ed i vincoli non esprimibili.</text:span></text:p>
      <text:p text:style-name="P82"/>
      <text:p text:style-name="P20">Lezione 04</text:p>
      <text:p text:style-name="P83">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84">La procedura viene fatta valutando il numero di <text:span text:style-name="T11">occorrenze </text:span>previste ed il numero di <text:span text:style-name="T11">accessi</text:span> ad occorrenze durante un'operazione. Viene adottato il <text:span text:style-name="T22">principio di Pareto</text:span>, per cui si parte dalla supposizione che un sistema dedica l'80% delle sue risorse per elaborare il 20% delle operazioni più frequenti e proprio queste ultime sono soggette alla valutazione.</text:p>
      <text:p text:style-name="P84">Sarà necessario sviluppare 3 tavole: quella dei <text:span text:style-name="T22">volumi</text:span>, contenente una stima delle occorrenze di entità ed associazioni, quella delle <text:span text:style-name="T22">operazioni</text:span>, che riporta tipo e frequenza per quelle operazioni, e quella degli <text:span text:style-name="T22">accessi</text:span>, che riporta il numero di accessi in lettura e scrittura per quelle operazioni.</text:p>
      <text:p text:style-name="P85">Notazione: con la lettera <text:span text:style-name="T22">I</text:span> si indicano operazioni Interattive, mentre con la <text:span text:style-name="T22">B</text:span> quelle Batch, inoltre è conveniente indicare la frequenza con un'unica unità temporale. <text:span text:style-name="T51">La tavola degli accessi viene costruita tramite uno schema di navigazione.</text:span></text:p>
      <text:p text:style-name="P85"/>
      <text:p text:style-name="P86"><text:soft-page-break/>Una <text:span text:style-name="T22">ridondanza</text:span> in uno schema ER è un'informazione significativa ma derivabile da altre che in questa fase, in base al suo impatto sul numero di accessi, può essere tenuta o eliminata. <text:span text:style-name="T52">Possono semplificare le interrogazioni, ma rendono gli aggiornamenti più pesanti e portano ad occupare maggiore spazio.</text:span></text:p>
      <text:p text:style-name="P87">Il modello relazionale non può rappresentare direttamente le <text:span text:style-name="T22">generalizzazioni</text:span>, che vanno sostituite con entità e associazioni. <text:span text:style-name="T53">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54">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88">I <text:span text:style-name="T22">partizionamenti </text:span>e gli <text:span text:style-name="T22">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55">I partizionamenti possono essere sia verticali che orizzontali per le entità e soltanto orizzontali per le associazioni; vengono eliminati gli attributi multivalore.</text:span></text:p>
      <text:p text:style-name="P89">La <text:span text:style-name="T22">scelta degli identificatori principali</text:span> è un'operazione indispensabile per la traduzione nel modello relazionale e si basa sui criteri di assenza di opzionalità, semplicità e utilizzo nelle operazioni più frequenti o importanti. <text:span text:style-name="T56">Nel caso non siano presenti attributi che soddisfino i requisiti, ne vengono creati ad hoc.</text:span></text:p>
      <text:p text:style-name="P90"/>
      <text:p text:style-name="P21">Lezione 05</text:p>
      <text:p text:style-name="P91">Ai tre modelli logici tradizionali, gerarchico, reticolare e relazionale, si è, in tempi recenti, aggiunto il modello ad oggetti. <text:span text:style-name="T57">I modelli gerarchico e reticolare usano riferimenti espiciti (i puntatori) per collegare i record, mentre in quello relazione, "basato sui valori", le relazioni vengono rappresentate per mezzo di valori.</text:span></text:p>
      <text:p text:style-name="P91"><text:span text:style-name="T58">Il modello relazionale, proposto nel 1970 da Codd, si basa sul concetto matematico di </text:span><text:span text:style-name="T24">relazione</text:span><text:span text:style-name="T58">, rappresentate per mezzo di </text:span><text:span text:style-name="T13">tabelle</text:span><text:span text:style-name="T58">.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59">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92">Le strutture basate sui valori hanno diversi vantaggi: sono indipendenti dalle strutture fisiche, rappresentano solo ciò che è <text:soft-page-break/>rilevante, mostrano gli stessi dati dei programmatori anche agli utenti finali e rendono i dati facilmente trasportabili da un sistema ad un altro.</text:p>
      <text:p text:style-name="P93">Il concetto di Schema del modello relazionale viene tradotto in <text:span text:style-name="T22">schema di relazione</text:span> (un nome R con un insieme di attributi), mentre il concetto di Istanza diventa <text:span text:style-name="T22">schema di base di dati</text:span> (un insieme di schemi di relazione). <text:span text:style-name="T60">Una </text:span><text:span text:style-name="T14">ennupla</text:span><text:span text:style-name="T60"> (o </text:span><text:span text:style-name="T14">tupla</text:span><text:span text:style-name="T60">) su un insieme di attributi X è una funzione che associa a ciascun attributo A in X un valore del dominio di A: t[A] denota il valore della ennupla t sull'attributo A.</text:span></text:p>
      <text:p text:style-name="P94">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2">valore nullo</text:span>, che denota l'assenza di un valore del dominio e non fa parte del dominio stesso. In questo caso è possibile e anzi necessario imporre restrizione sulla presenza dei valori nulli.</text:p>
      <text:p text:style-name="P95">Esistono istanze di database che, pur se sintatticamente corrette, non rappresentano informazioni possibili per l'applicazione di interesse: per prevenire questi casi c'è bisogno di stabilire dei <text:span text:style-name="T22">vincoli di integrita</text:span>. Un vincolo è una funzione booleana (un predicato) che associa ad ogni istanza il valore vero o falso e rappresenta una proprietà che deve essere soddisfatta dalle istanze che rappresentano informazioni corrette. <text:span text:style-name="T61">L'uso dei vincoli porta a descrizioni più accurate della realtà, contribuisce alla qualità dei dati, è utile nella progettazione e viene usato nell'esecuzione delle interrogazioni.</text:span></text:p>
      <text:p text:style-name="P96">I <text:span text:style-name="T22">vincoli di ennupla </text:span>esprimono condizioni sui valori di ciascun ennupla, in modo indipendente dalle altre, ed un loro caso particolare è un <text:span text:style-name="T11">vincolo di dominio</text:span> che coinvolge un solo attributo.</text:p>
      <text:p text:style-name="P97">Una <text:span text:style-name="T22">chiave</text:span> è un insieme di attributi che identificano le ennuple di una relazione. Un insieme K di attributi è<text:span text:style-name="T22"> superchiave </text:span>per r se r non contiene due ennuple distinte t1 e t2 con t1[K] = t2[K]. K è <text:span text:style-name="T22">chiave candidata</text:span> per r se è una superchiave minimale per r, cioè non contiene un'altra superchiave. <text:span text:style-name="T62">Ogni relazione ha come superchiave l'insieme degli attributi su cui è definita e quindi ha (almeno) una chiave. </text:span><text:span text:style-name="T63">L'esistenza delle chiavi garantisce l'accessibilità a ciascun dato del database ed esse permettono di correlare i dati. </text:span><text:span text:style-name="T64">Poiché in presenza di valori nulli nei valori della chiave non è possibile identificare le ennuple, bisogna fare in modo da non averli mai: una chiave </text:span><text:span text:style-name="T25">primaria</text:span><text:span text:style-name="T64"> è una chiave candidata su cui non sono ammessi valori nulli. </text:span><text:span text:style-name="T65">Le primarie sono inoltre i valori che mettono in correlazione le informazioni in relazioni diverse. </text:span><text:span text:style-name="T66">Una </text:span><text:span text:style-name="T26">chiave esterna</text:span><text:span text:style-name="T66">, o </text:span><text:span text:style-name="T15">foreign key</text:span><text:span text:style-name="T66">, è un gruppo di attributi di una relazione che coincide con la chiave primaria di un'altra relazione dello schema. </text:span><text:span text:style-name="T67">Vengono dette anche </text:span><text:span text:style-name="T16">vincoli di integrità referenziale</text:span><text:span text:style-name="T67"> e sono possibili meccanismi per il supporto alla loro gestione: in caso di violazioni il DBMS può rifiutare </text:span><text:soft-page-break/><text:span text:style-name="T67">l'operazione, ma possono essere previste azioni compensative come l'eliminazione a cascata o l'introduzione di valori nulli.</text:span></text:p>
      <text:p text:style-name="P97"/>
      <text:p text:style-name="P22">Lezione 06</text:p>
      <text:p text:style-name="P98">Le idee di base durante la traduzione verso il modello relazionale sono:</text:p>
      <text:list xml:id="list22187811" text:style-name="L5">
        <text:list-item>
          <text:p text:style-name="P99">le entità diventano relazioni sugli stessi attributi;</text:p>
        </text:list-item>
        <text:list-item>
          <text:p text:style-name="P99">le associazioni diventano relazioni sugli identificatori delle entità coinvolte (più gli attributi propri), facendo attenzione alla cardinalità.</text:p>
        </text:list-item>
      </text:list>
      <text:p text:style-name="P98"/>
      <text:p text:style-name="P98">Esistono sul mercato prodotti CASE ch<text:span text:style-name="T68">e </text:span>forniscono un supporto a tutte le fasi della progettazione di basi di dati.</text:p>
      <text:p text:style-name="P98"/>
      <text:p text:style-name="P23">Lezione 07</text:p>
      <text:p text:style-name="P100">Tra i linguaggi per DB abbiamo: <text:span text:style-name="T22">DDL </text:span>(<text:span text:style-name="T11">Data Definition Language</text:span>) per le operazioni sullo schema e <text:span text:style-name="T22">DML </text:span>(<text:span text:style-name="T11">Data Manipulation Language</text:span>) per le operazioni sui dati, cioè interrogazioni ed aggiornamenti. Tra i linguaggi di interrogazione troviamo: <text:span text:style-name="T22">algebra relazionale</text:span>, che è procedurale, <text:span text:style-name="T22">calcolo relazionale</text:span>, che è dichiarativo (teorico), <text:span text:style-name="T22">SQL </text:span>(<text:span text:style-name="T11">Structured Query Language</text:span>), parzialmente dichiarativo (reale), <text:span text:style-name="T22">QBE</text:span> (<text:span text:style-name="T11">Query By Example</text:span>), dichiarativo (reale). <text:span text:style-name="T69">I linguaggi dichiarativi specificano le proprietà del risultato, mentre quelli procedurali specificano le modalità di generazione del risultato.</text:span></text:p>
      <text:p text:style-name="P101"/>
      <text:p text:style-name="P102">Nell'algebra relazionale <text:span text:style-name="T70">troviamo un insieme di operatori su relazioni che possono essere composti e che producono come risultato una relazione. </text:span><text:span text:style-name="T71">Gli operatori sono </text:span><text:span text:style-name="T17">unione</text:span><text:span text:style-name="T71">, </text:span><text:span text:style-name="T17">intersezione</text:span><text:span text:style-name="T71">, </text:span><text:span text:style-name="T17">differenza</text:span><text:span text:style-name="T71">, </text:span><text:span text:style-name="T17">ridenominazione</text:span><text:span text:style-name="T71">, </text:span><text:span text:style-name="T17">selezione</text:span><text:span text:style-name="T71">, </text:span><text:span text:style-name="T17">proiezione</text:span><text:span text:style-name="T71"> e </text:span><text:span text:style-name="T17">join</text:span><text:span text:style-name="T71"> (naturale, prodotto cartesiano, theta-join).</text:span></text:p>
      <text:p text:style-name="P102"><text:span text:style-name="T72">Le prime tre, inoltre, sono applicabili solo se si tratta di relazioni definite su attributi diversi.</text:span></text:p>
      <text:p text:style-name="P102"><text:span text:style-name="T73">Ridenominazione è un operatore monadico, cioè con un argomento, che modifica lo schema senza alterare l'istanza dell'operando.</text:span></text:p>
      <text:p text:style-name="P103">Selezione è un operatore monadico che produce un risultato che ha lo stesso schema dell'operando e contiene un sottinsieme delle ennuple dell'operando che soddisfano una condizione.</text:p>
      <text:list xml:id="list962152771" text:style-name="L6">
        <text:list-item>
          <text:p text:style-name="P1"><text:span text:style-name="T74">Sintassi: </text:span><text:span text:style-name="T77">SEL(condizione)(operando) </text:span><text:span text:style-name="T74">oppure </text:span><text:span text:style-name="T77">sigma condizione (operando); </text:span><text:span text:style-name="T75">condizione: espressione booleana, come quelle dei vincoli di ennupla. </text:span></text:p>
        </text:list-item>
        <text:list-item>
          <text:p text:style-name="P1"><text:span text:style-name="T75">Semantica: </text:span><text:span text:style-name="T78">produce una relazione contenente le ennuple dell'operando che soddisfano la condizione.</text:span></text:p>
        </text:list-item>
      </text:list>
      <text:p text:style-name="P2"><text:span text:style-name="T83"/></text:p>
      <text:p text:style-name="P2"><text:span text:style-name="T83">P</text:span><text:span text:style-name="T82">roiezione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1550841254" text:style-name="L7">
        <text:list-item>
          <text:p text:style-name="P3"><text:span text:style-name="T82">Sintassi: </text:span><text:span text:style-name="T76">PROJ ListaAttributi (Operando) </text:span><text:span text:style-name="T82">oppure </text:span><text:span text:style-name="T76">II ListaAttributi (Operando)</text:span><text:span text:style-name="T82">.</text:span></text:p>
        </text:list-item>
        <text:list-item>
          <text:p text:style-name="P3"><text:span text:style-name="T82">Semantica: </text:span><text:span text:style-name="T76">il risultato contiene le ennuple dell'operando ristrette agli attributi nella lista.</text:span></text:p>
        </text:list-item>
      </text:list>
      <text:p text:style-name="P4"><text:soft-page-break/><text:span text:style-name="T82">Una proiezione contiene al più tante ennuple quante ne contiene l'operando.</text:span></text:p>
      <text:p text:style-name="P5"><text:span text:style-name="T82">Selezione e proiezione vengono detti operatori </text:span><text:span text:style-name="T76">ortogonali</text:span><text:span text:style-name="T82"> in quanto il primo decompone orizzontalmente ed il secondo verticalmente.</text:span></text:p>
      <text:p text:style-name="P6"><text:span text:style-name="T82">L'operatore JOIN permette di correlare dati in relazioni diverse.</text:span></text:p>
      <text:p text:style-name="P7"><text:span text:style-name="T89">JOIN naturale</text:span><text:span text:style-name="T82"> è un operatore binario (generalizzabile) che produce un risultato sull'unione degli attributi degli operandi, con ciascuna ennupla costruita a partire da una ennupla di ognuno degli operandi.</text:span><text:span text:style-name="T84"> In pratica, le sue ennuple sono il risultato della combinazione di ennuple degli operandi con valori coincidenti su attributi comuni.</text:span><text:span text:style-name="T79"> </text:span><text:span text:style-name="T85">Se ogni ennupla contribuisce al risultato si ha un join </text:span><text:span text:style-name="T81">completo, </text:span><text:span text:style-name="T85">mentre se non ci sono combinazioni si hanno join vuoti. </text:span><text:span text:style-name="T80">R1 JOIN R2</text:span><text:span text:style-name="T79">. </text:span><text:span text:style-name="T86">La cardinalità del join è compresa tra 0 ed il prodotto tra le cardinalità di R1 ed R2.</text:span></text:p>
      <text:p text:style-name="P8"><text:span text:style-name="T82">Un </text:span><text:span text:style-name="T90">J</text:span><text:span text:style-name="T89">OIN esterno</text:span><text:span text:style-name="T82"> estende, con valori nulli, le ennuple che verrebbero tagliate fuori da un join interno. Esiste in tre versioni: </text:span><text:span text:style-name="T76">sinistro</text:span><text:span text:style-name="T82">, se mantiene tutte le ennuple del primo operando, </text:span><text:span text:style-name="T76">destro</text:span><text:span text:style-name="T82">, per il secondo, e </text:span><text:span text:style-name="T76">centrale</text:span><text:span text:style-name="T82">, per entrambi.</text:span></text:p>
      <text:p text:style-name="P9"><text:span text:style-name="T82">Il </text:span><text:span text:style-name="T89">prodotto cartesiano</text:span><text:span text:style-name="T82"> si ha quando si collegano le ennuple su relazioni senza attributi comuni e la condizione di join è sempre soddisfatta: contiene tutte le possibili combinazioni ed ha cardinalità pari al prodotto di quelle delle singole relazioni.</text:span></text:p>
      <text:p text:style-name="P10"><text:span text:style-name="T82">Ha senso, in genere, se seguito da una selezione e tale operazione prende il nome di </text:span><text:span text:style-name="T89">theta-join</text:span><text:span text:style-name="T82">.</text:span></text:p>
      <text:p text:style-name="P10"><text:span text:style-name="T82"/></text:p>
      <text:p text:style-name="P11"><text:span text:style-name="T82">Due espressioni si dicono </text:span><text:span text:style-name="T89">equivalenti</text:span><text:span text:style-name="T82"> se producono lo stesso risultato qualunque sia l'istanza attuale del database. È un principio importante in quanto si cerca di eseguire operazioni quanto più convenienti possibile. Il costo viene ridotto riducendo la dimensione del risultato intermedio.</text:span></text:p>
      <text:p text:style-name="P11"><text:span text:style-name="T82"/></text:p>
      <text:p text:style-name="P12"><text:span text:style-name="T82">La condizione atomica è vera solo per valori non nulli e per riferirsi a questi esistono forma apposite: IS NULL e IS NOT NULL.</text:span></text:p>
      <text:p text:style-name="P12"><text:span text:style-name="T82"/></text:p>
      <text:p text:style-name="P13"><text:span text:style-name="T82">Le </text:span><text:span text:style-name="T89">viste</text:span><text:span text:style-name="T82"> sono rappresentazioni diverse per gli stessi dati (</text:span><text:span text:style-name="T76">schema esterno</text:span><text:span text:style-name="T82">). Le </text:span><text:span text:style-name="T76">relazioni derivate</text:span><text:span text:style-name="T82"> sono relazioni il cui contenuto è funzione del contenuto di altre interrogazioni, mentre quelle </text:span><text:span text:style-name="T76">di base</text:span><text:span text:style-name="T82"> hanno contenuto autonomo. </text:span><text:span text:style-name="T87">Ne esistono due tipologie:</text:span></text:p>
      <text:list xml:id="list1396204530" text:style-name="L8">
        <text:list-item>
          <text:p text:style-name="P14"><text:span text:style-name="T82">Le </text:span><text:span text:style-name="T89">viste materializzate </text:span><text:span text:style-name="T82">sono relazioni memorizzate nel database, dunque immediatamente disponibili per le interrogazioni. Hanno gli svantaggi di essere ridondanti e di appesantire gli aggiornamenti e sono inoltre raramente supportate dai DBMS.</text:span></text:p>
        </text:list-item>
        <text:list-item>
          <text:p text:style-name="P15"><text:span text:style-name="T82">Definiamo una vista </text:span><text:span text:style-name="T76">Supervisione = PROJ Impiegato, Capo (Afferenza JOIN Direzione)</text:span><text:span text:style-name="T82">. Possiamo eseguire un'interrogazione </text:span><text:span text:style-name="T76">SEL Capo = 'Leoni' (Supervisione). </text:span></text:p>
        </text:list-item>
        <text:list-item>
          <text:p text:style-name="P15"><text:span text:style-name="T82">Con uno schema esterno l'utente vede solo ciò che gli interessa nel modo in cui gli interessa, senza essere distratto dal resto. Tramite viste si semplifica la scrittura delle interrogazioni e non influisce sulla loro efficienza. </text:span><text:span text:style-name="T88">Bisogna però fare attenzione quando si cerca di 'aggiornare' la vista dopo aver modificato le relazioni di base.</text:span></text:p>
        </text:list-item>
        <text:list-item>
          <text:p text:style-name="P15"><text:soft-page-break/><text:span text:style-name="T89">Relazioni </text:span><text:span text:style-name="T82">(o </text:span><text:span text:style-name="T76">viste</text:span><text:span text:style-name="T82">) </text:span><text:span text:style-name="T89">virtual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1-13T19:58:22.792524289</dc:date>
    <meta:editing-duration>PT7H50M19S</meta:editing-duration>
    <meta:editing-cycles>176</meta:editing-cycles>
    <meta:generator>LibreOffice/7.3.7.2$Linux_X86_64 LibreOffice_project/30$Build-2</meta:generator>
    <meta:document-statistic meta:table-count="0" meta:image-count="0" meta:object-count="0" meta:page-count="12" meta:paragraph-count="132" meta:word-count="4731" meta:character-count="31111" meta:non-whitespace-character-count="26536"/>
  </office:meta>
</office:document-meta>
</file>